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0">
            <text:p>Verify that "Confirm password" value needs to be equal to "Password" valu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Confirm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Confirm Password field is red. There is validation message "Confirm Password value needs to be equal to the value entered for password."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4.Clear the "Confirm password" field</text:p>
          </table:table-cell>
          <table:table-cell office:value-type="string" table:style-name="ce3">
            <text:p>"Confirm Password" field is clear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5. Enter @Password value in "Confirm password"<text:s/></text:p>
            <text:p>field</text:p>
          </table:table-cell>
          <table:table-cell office:value-type="string" table:style-name="ce3">
            <text:p>Confirm Password field is populate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Dezire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Matthew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dmatthew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dmatthewson@gmail.com">dmatthewson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09/06/199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9">
            <text:p><text:a xlink:href="mailto:aeZL@&amp;s">ZURHahdj!&amp;648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firmPassword</text:p>
          </table:table-cell>
          <table:table-cell office:value-type="string" table:style-name="ce3">
            <text:p>*randomtext*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59:14Z</meta:creation-date>
    <dc:date>2022-07-01T08:42:41Z</dc:date>
  </office:meta>
</office:document-meta>
</file>